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au Increment" table:style-name="ta1">
        <table:table-column table:style-name="co1" table:default-cell-style-name="ce1"/>
        <table:table-column table:style-name="co2" table:number-columns-repeated="8" table:default-cell-style-name="ce1"/>
        <table:table-row table:style-name="ro1">
          <table:table-cell office:value-type="string" calcext:value-type="string">
            <text:p>n = 100, l = 5000</text:p>
          </table:table-cell>
          <table:table-cell office:value-type="string" calcext:value-type="string">
            <text:p>BasicFFD</text:p>
          </table:table-cell>
          <table:table-cell table:number-columns-repeated="2"/>
          <table:table-cell office:value-type="string" calcext:value-type="string">
            <text:p>PairSmallest</text:p>
          </table:table-cell>
          <table:table-cell table:number-columns-repeated="2"/>
          <table:table-cell office:value-type="string" calcext:value-type="string">
            <text:p>FFDincAHCA</text:p>
          </table:table-cell>
          <table:table-cell/>
        </table:table-row>
        <table:table-row table:style-name="ro1">
          <table:table-cell office:value-type="string" calcext:value-type="string">
            <text:p>Tau</text:p>
          </table:table-cell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/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/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8.33333" calcext:value-type="float">
            <text:p>8.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7.14286" calcext:value-type="float">
            <text:p>7.1428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.66667" calcext:value-type="float">
            <text:p>6.666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3.84615" calcext:value-type="float">
            <text:p>3.846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.54545" calcext:value-type="float">
            <text:p>4.545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2.85714" calcext:value-type="float">
            <text:p>2.857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.16667" calcext:value-type="float">
            <text:p>4.1666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.22581" calcext:value-type="float">
            <text:p>3.225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2.08333" calcext:value-type="float">
            <text:p>2.0833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.27273" calcext:value-type="float">
            <text:p>2.272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1.63934" calcext:value-type="float">
            <text:p>1.6393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85185" calcext:value-type="float">
            <text:p>1.8518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.72414" calcext:value-type="float">
            <text:p>1.724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" calcext:value-type="float">
            <text:p>71</text:p>
          </table:table-cell>
          <table:table-cell office:value-type="float" office:value="1.40845" calcext:value-type="float">
            <text:p>1.4084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51515" calcext:value-type="float">
            <text:p>1.515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42857" calcext:value-type="float">
            <text:p>1.4285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office:value-type="float" office:value="1.19048" calcext:value-type="float">
            <text:p>1.1904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.28205" calcext:value-type="float">
            <text:p>1.2820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21951" calcext:value-type="float">
            <text:p>1.2195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1.1236" calcext:value-type="float">
            <text:p>1.123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.13636" calcext:value-type="float">
            <text:p>1.1363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1236" calcext:value-type="float">
            <text:p>1.12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8"/>
        </table:table-row>
        <table:table-row table:style-name="ro1" table:number-rows-repeated="3">
          <table:table-cell table:style-name="Default" table:number-columns-repeated="9"/>
        </table:table-row>
        <table:table-row table:style-name="ro1">
          <table:table-cell office:value-type="string" calcext:value-type="string">
            <text:p>n = 500, l = 5000</text:p>
          </table:table-cell>
          <table:table-cell office:value-type="string" calcext:value-type="string">
            <text:p>BasicFFD</text:p>
          </table:table-cell>
          <table:table-cell table:number-columns-repeated="2"/>
          <table:table-cell office:value-type="string" calcext:value-type="string">
            <text:p>PairSmallest</text:p>
          </table:table-cell>
          <table:table-cell table:number-columns-repeated="2"/>
          <table:table-cell office:value-type="string" calcext:value-type="string">
            <text:p>FFDincAHCA</text:p>
          </table:table-cell>
          <table:table-cell/>
        </table:table-row>
        <table:table-row table:style-name="ro1">
          <table:table-cell office:value-type="string" calcext:value-type="string">
            <text:p>Tau</text:p>
          </table:table-cell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/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/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6.41026" calcext:value-type="float">
            <text:p>6.4102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.19672" calcext:value-type="float">
            <text:p>8.196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4.58716" calcext:value-type="float">
            <text:p>4.5871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.49451" calcext:value-type="float">
            <text:p>5.494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3.40136" calcext:value-type="float">
            <text:p>3.4013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.9505" calcext:value-type="float">
            <text:p>4.950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.57143" calcext:value-type="float">
            <text:p>3.571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4" calcext:value-type="float">
            <text:p>204</text:p>
          </table:table-cell>
          <table:table-cell office:value-type="float" office:value="2.45098" calcext:value-type="float">
            <text:p>2.45098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3.04178" calcext:value-type="float">
            <text:p>3.0417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.60417" calcext:value-type="float">
            <text:p>2.604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1.96078" calcext:value-type="float">
            <text:p>1.960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.27273" calcext:value-type="float">
            <text:p>2.2727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04" calcext:value-type="float">
            <text:p>304</text:p>
          </table:table-cell>
          <table:table-cell office:value-type="float" office:value="1.64474" calcext:value-type="float">
            <text:p>1.64474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.74216" calcext:value-type="float">
            <text:p>1.74216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1.62338" calcext:value-type="float">
            <text:p>1.6233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4" calcext:value-type="float">
            <text:p>364</text:p>
          </table:table-cell>
          <table:table-cell office:value-type="float" office:value="1.37363" calcext:value-type="float">
            <text:p>1.37363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1.41643" calcext:value-type="float">
            <text:p>1.41643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1.36986" calcext:value-type="float">
            <text:p>1.3698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25" calcext:value-type="float">
            <text:p>425</text:p>
          </table:table-cell>
          <table:table-cell office:value-type="float" office:value="1.17647" calcext:value-type="float">
            <text:p>1.17647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.19048" calcext:value-type="float">
            <text:p>1.19048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1.18483" calcext:value-type="float">
            <text:p>1.184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92" calcext:value-type="float">
            <text:p>492</text:p>
          </table:table-cell>
          <table:table-cell office:value-type="float" office:value="1.01626" calcext:value-type="float">
            <text:p>1.01626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1.01833" calcext:value-type="float">
            <text:p>1.01833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1.01833" calcext:value-type="float">
            <text:p>1.018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office:value-type="string" calcext:value-type="string">
            <text:p>n = 1000, l = 5000</text:p>
          </table:table-cell>
          <table:table-cell office:value-type="string" calcext:value-type="string">
            <text:p>BasicFFD</text:p>
          </table:table-cell>
          <table:table-cell table:number-columns-repeated="2"/>
          <table:table-cell office:value-type="string" calcext:value-type="string">
            <text:p>PairSmallest</text:p>
          </table:table-cell>
          <table:table-cell table:number-columns-repeated="2"/>
          <table:table-cell office:value-type="string" calcext:value-type="string">
            <text:p>FFDincAHCA</text:p>
          </table:table-cell>
          <table:table-cell/>
        </table:table-row>
        <table:table-row table:style-name="ro1">
          <table:table-cell office:value-type="string" calcext:value-type="string">
            <text:p>Tau</text:p>
          </table:table-cell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/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/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8.92857" calcext:value-type="float">
            <text:p>8.9285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.84956" calcext:value-type="float">
            <text:p>8.8495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8.92857" calcext:value-type="float">
            <text:p>8.928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8.92857" calcext:value-type="float">
            <text:p>8.9285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.84956" calcext:value-type="float">
            <text:p>8.8495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8.92857" calcext:value-type="float">
            <text:p>8.928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8.92857" calcext:value-type="float">
            <text:p>8.9285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.84956" calcext:value-type="float">
            <text:p>8.8495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8.92857" calcext:value-type="float">
            <text:p>8.928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office:value-type="float" office:value="8.92857" calcext:value-type="float">
            <text:p>8.9285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.84956" calcext:value-type="float">
            <text:p>8.8495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8.92857" calcext:value-type="float">
            <text:p>8.928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4" calcext:value-type="float">
            <text:p>114</text:p>
          </table:table-cell>
          <table:table-cell office:value-type="float" office:value="8.77193" calcext:value-type="float">
            <text:p>8.77193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.84956" calcext:value-type="float">
            <text:p>8.8495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8.92857" calcext:value-type="float">
            <text:p>8.928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office:value-type="float" office:value="7.93651" calcext:value-type="float">
            <text:p>7.9365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.84956" calcext:value-type="float">
            <text:p>8.8495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8.92857" calcext:value-type="float">
            <text:p>8.928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8" calcext:value-type="float">
            <text:p>148</text:p>
          </table:table-cell>
          <table:table-cell office:value-type="float" office:value="6.75676" calcext:value-type="float">
            <text:p>6.7567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.84956" calcext:value-type="float">
            <text:p>8.84956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7.87402" calcext:value-type="float">
            <text:p>7.874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1" calcext:value-type="float">
            <text:p>201</text:p>
          </table:table-cell>
          <table:table-cell office:value-type="float" office:value="4.97512" calcext:value-type="float">
            <text:p>4.9751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.84956" calcext:value-type="float">
            <text:p>8.84956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6.17284" calcext:value-type="float">
            <text:p>6.172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7" calcext:value-type="float">
            <text:p>287</text:p>
          </table:table-cell>
          <table:table-cell office:value-type="float" office:value="3.48432" calcext:value-type="float">
            <text:p>3.4843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5.68182" calcext:value-type="float">
            <text:p>5.68182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3.663" calcext:value-type="float">
            <text:p>3.6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82" calcext:value-type="float">
            <text:p>382</text:p>
          </table:table-cell>
          <table:table-cell office:value-type="float" office:value="2.6178" calcext:value-type="float">
            <text:p>2.6178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3.41297" calcext:value-type="float">
            <text:p>3.41297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2.65957" calcext:value-type="float">
            <text:p>2.659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4" calcext:value-type="float">
            <text:p>484</text:p>
          </table:table-cell>
          <table:table-cell office:value-type="float" office:value="2.06612" calcext:value-type="float">
            <text:p>2.06612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2.38095" calcext:value-type="float">
            <text:p>2.38095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2.05761" calcext:value-type="float">
            <text:p>2.0576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95" calcext:value-type="float">
            <text:p>595</text:p>
          </table:table-cell>
          <table:table-cell office:value-type="float" office:value="1.68067" calcext:value-type="float">
            <text:p>1.68067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1.78253" calcext:value-type="float">
            <text:p>1.78253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1.67224" calcext:value-type="float">
            <text:p>1.672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19" calcext:value-type="float">
            <text:p>719</text:p>
          </table:table-cell>
          <table:table-cell office:value-type="float" office:value="1.39082" calcext:value-type="float">
            <text:p>1.39082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1.44092" calcext:value-type="float">
            <text:p>1.44092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1.39276" calcext:value-type="float">
            <text:p>1.3927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51" calcext:value-type="float">
            <text:p>851</text:p>
          </table:table-cell>
          <table:table-cell office:value-type="float" office:value="1.17509" calcext:value-type="float">
            <text:p>1.17509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.19048" calcext:value-type="float">
            <text:p>1.19048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1.17786" calcext:value-type="float">
            <text:p>1.1778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85" calcext:value-type="float">
            <text:p>985</text:p>
          </table:table-cell>
          <table:table-cell office:value-type="float" office:value="1.01523" calcext:value-type="float">
            <text:p>1.01523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1.01523" calcext:value-type="float">
            <text:p>1.01523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1.01523" calcext:value-type="float">
            <text:p>1.015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Alpha Increment l = 5000" table:style-name="ta1">
        <table:table-column table:style-name="co2" table:default-cell-style-name="Default"/>
        <table:table-column table:style-name="co2" table:number-columns-repeated="9" table:default-cell-style-name="ce1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SRAND(1), RANDOMSEED = 1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n = 100, l = 5000</text:p>
          </table:table-cell>
          <table:table-cell table:style-name="Default"/>
          <table:table-cell office:value-type="string" calcext:value-type="string">
            <text:p>BasicFFD</text:p>
          </table:table-cell>
          <table:table-cell table:number-columns-repeated="2"/>
          <table:table-cell office:value-type="string" calcext:value-type="string">
            <text:p>PairSmallest</text:p>
          </table:table-cell>
          <table:table-cell table:number-columns-repeated="2"/>
          <table:table-cell office:value-type="string" calcext:value-type="string">
            <text:p>FFDincAHCA</text:p>
          </table:table-cell>
          <table:table-cell table:number-columns-repeated="2"/>
          <table:table-cell office:value-type="string" calcext:value-type="string">
            <text:p>lower bound = 12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/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/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5" calcext:value-type="float">
            <text:p>105</text:p>
          </table:table-cell>
          <table:table-cell office:value-type="float" office:value="67" calcext:value-type="float">
            <text:p>67</text:p>
          </table:table-cell>
          <table:table-cell office:value-type="float" office:value="1.49254" calcext:value-type="float">
            <text:p>1.4925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66667" calcext:value-type="float">
            <text:p>1.66667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2" office:value-type="float" office:value="1.5873" calcext:value-type="float">
            <text:p>1.5873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office:value-type="float" office:value="1.92308" calcext:value-type="float">
            <text:p>1.9230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.32558" calcext:value-type="float">
            <text:p>2.3255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33333" calcext:value-type="float">
            <text:p>3.3333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.63158" calcext:value-type="float">
            <text:p>2.63158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3.125" calcext:value-type="float">
            <text:p>3.12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.25" calcext:value-type="float">
            <text:p>6.2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.44828" calcext:value-type="float">
            <text:p>3.44828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3.7037" calcext:value-type="float">
            <text:p>3.703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.7619" calcext:value-type="float">
            <text:p>4.7619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.66667" calcext:value-type="float">
            <text:p>6.66667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6.66667" calcext:value-type="float">
            <text:p>6.666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7.69231" calcext:value-type="float">
            <text:p>7.6923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n = 500, l = 5000</text:p>
          </table:table-cell>
          <table:table-cell table:style-name="Default"/>
          <table:table-cell office:value-type="string" calcext:value-type="string">
            <text:p>BasicFFD</text:p>
          </table:table-cell>
          <table:table-cell table:number-columns-repeated="2"/>
          <table:table-cell office:value-type="string" calcext:value-type="string">
            <text:p>PairSmallest</text:p>
          </table:table-cell>
          <table:table-cell table:number-columns-repeated="2"/>
          <table:table-cell office:value-type="string" calcext:value-type="string">
            <text:p>FFDincAHCA</text:p>
          </table:table-cell>
          <table:table-cell table:number-columns-repeated="2"/>
          <table:table-cell office:value-type="string" calcext:value-type="string">
            <text:p>lower bound = 59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/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/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0" calcext:value-type="float">
            <text:p>110</text:p>
          </table:table-cell>
          <table:table-cell office:value-type="float" office:value="304" calcext:value-type="float">
            <text:p>304</text:p>
          </table:table-cell>
          <table:table-cell office:value-type="float" office:value="1.64474" calcext:value-type="float">
            <text:p>1.64474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.74216" calcext:value-type="float">
            <text:p>1.74216</text:p>
          </table:table-cell>
          <table:table-cell/>
          <table:table-cell office:value-type="float" office:value="308" calcext:value-type="float">
            <text:p>308</text:p>
          </table:table-cell>
          <table:table-cell table:style-name="ce2" office:value-type="float" office:value="1.62338" calcext:value-type="float">
            <text:p>1.62338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7" calcext:value-type="float">
            <text:p>97</text:p>
          </table:table-cell>
          <table:table-cell office:value-type="float" office:value="241" calcext:value-type="float">
            <text:p>241</text:p>
          </table:table-cell>
          <table:table-cell office:value-type="float" office:value="2.07469" calcext:value-type="float">
            <text:p>2.07469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2.43902" calcext:value-type="float">
            <text:p>2.43902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2.14592" calcext:value-type="float">
            <text:p>2.14592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8" calcext:value-type="float">
            <text:p>88</text:p>
          </table:table-cell>
          <table:table-cell office:value-type="float" office:value="165" calcext:value-type="float">
            <text:p>165</text:p>
          </table:table-cell>
          <table:table-cell office:value-type="float" office:value="2.5641" calcext:value-type="float">
            <text:p>2.5641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3.31126" calcext:value-type="float">
            <text:p>3.31126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2.73224" calcext:value-type="float">
            <text:p>2.73224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9" calcext:value-type="float">
            <text:p>79</text:p>
          </table:table-cell>
          <table:table-cell office:value-type="float" office:value="146" calcext:value-type="float">
            <text:p>146</text:p>
          </table:table-cell>
          <table:table-cell office:value-type="float" office:value="3.42466" calcext:value-type="float">
            <text:p>3.4246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.31915" calcext:value-type="float">
            <text:p>5.31915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.78788" calcext:value-type="float">
            <text:p>3.78788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2" calcext:value-type="float">
            <text:p>72</text:p>
          </table:table-cell>
          <table:table-cell office:value-type="float" office:value="113" calcext:value-type="float">
            <text:p>113</text:p>
          </table:table-cell>
          <table:table-cell office:value-type="float" office:value="4.42478" calcext:value-type="float">
            <text:p>4.4247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.10204" calcext:value-type="float">
            <text:p>5.10204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5.95238" calcext:value-type="float">
            <text:p>5.9523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.75676" calcext:value-type="float">
            <text:p>6.75676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7.93651" calcext:value-type="float">
            <text:p>7.9365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1" office:value-type="string" calcext:value-type="string">
            <text:p>n = 1000, l = 5000</text:p>
          </table:table-cell>
          <table:table-cell table:style-name="Default"/>
          <table:table-cell office:value-type="string" calcext:value-type="string">
            <text:p>BasicFFD</text:p>
          </table:table-cell>
          <table:table-cell table:number-columns-repeated="2"/>
          <table:table-cell office:value-type="string" calcext:value-type="string">
            <text:p>PairSmallest</text:p>
          </table:table-cell>
          <table:table-cell table:number-columns-repeated="2"/>
          <table:table-cell office:value-type="string" calcext:value-type="string">
            <text:p>FFDincAHCA</text:p>
          </table:table-cell>
          <table:table-cell table:number-columns-repeated="2"/>
          <table:table-cell office:value-type="string" calcext:value-type="string">
            <text:p>lower bound = 112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/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/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1" calcext:value-type="float">
            <text:p>111</text:p>
          </table:table-cell>
          <table:table-cell office:value-type="float" office:value="609" calcext:value-type="float">
            <text:p>609</text:p>
          </table:table-cell>
          <table:table-cell office:value-type="float" office:value="1.64204" calcext:value-type="float">
            <text:p>1.64204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1.7331" calcext:value-type="float">
            <text:p>1.7331</text:p>
          </table:table-cell>
          <table:table-cell/>
          <table:table-cell office:value-type="float" office:value="610" calcext:value-type="float">
            <text:p>610</text:p>
          </table:table-cell>
          <table:table-cell table:style-name="ce2" office:value-type="float" office:value="1.63934" calcext:value-type="float">
            <text:p>1.63934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8" calcext:value-type="float">
            <text:p>98</text:p>
          </table:table-cell>
          <table:table-cell office:value-type="float" office:value="463" calcext:value-type="float">
            <text:p>463</text:p>
          </table:table-cell>
          <table:table-cell office:value-type="float" office:value="2.15983" calcext:value-type="float">
            <text:p>2.15983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2.5641" calcext:value-type="float">
            <text:p>2.5641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2.15517" calcext:value-type="float">
            <text:p>2.15517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9" calcext:value-type="float">
            <text:p>89</text:p>
          </table:table-cell>
          <table:table-cell office:value-type="float" office:value="372" calcext:value-type="float">
            <text:p>372</text:p>
          </table:table-cell>
          <table:table-cell office:value-type="float" office:value="2.68817" calcext:value-type="float">
            <text:p>2.68817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3.50877" calcext:value-type="float">
            <text:p>3.50877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2.76243" calcext:value-type="float">
            <text:p>2.76243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0" calcext:value-type="float">
            <text:p>80</text:p>
          </table:table-cell>
          <table:table-cell office:value-type="float" office:value="287" calcext:value-type="float">
            <text:p>287</text:p>
          </table:table-cell>
          <table:table-cell office:value-type="float" office:value="3.48432" calcext:value-type="float">
            <text:p>3.4843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5.68182" calcext:value-type="float">
            <text:p>5.68182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3.663" calcext:value-type="float">
            <text:p>3.663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223" calcext:value-type="float">
            <text:p>223</text:p>
          </table:table-cell>
          <table:table-cell office:value-type="float" office:value="4.4843" calcext:value-type="float">
            <text:p>4.484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8.62069" calcext:value-type="float">
            <text:p>8.62069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5.29101" calcext:value-type="float">
            <text:p>5.29101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5" calcext:value-type="float">
            <text:p>65</text:p>
          </table:table-cell>
          <table:table-cell office:value-type="float" office:value="165" calcext:value-type="float">
            <text:p>165</text:p>
          </table:table-cell>
          <table:table-cell office:value-type="float" office:value="6.06061" calcext:value-type="float">
            <text:p>6.0606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.84956" calcext:value-type="float">
            <text:p>8.84956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6.94444" calcext:value-type="float">
            <text:p>6.94444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7" calcext:value-type="float">
            <text:p>57</text:p>
          </table:table-cell>
          <table:table-cell office:value-type="float" office:value="138" calcext:value-type="float">
            <text:p>138</text:p>
          </table:table-cell>
          <table:table-cell office:value-type="float" office:value="7.24638" calcext:value-type="float">
            <text:p>7.2463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.84956" calcext:value-type="float">
            <text:p>8.8495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.33333" calcext:value-type="float">
            <text:p>8.33333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7" calcext:value-type="float">
            <text:p>47</text:p>
          </table:table-cell>
          <table:table-cell office:value-type="float" office:value="115" calcext:value-type="float">
            <text:p>115</text:p>
          </table:table-cell>
          <table:table-cell office:value-type="float" office:value="8.69565" calcext:value-type="float">
            <text:p>8.6956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.84956" calcext:value-type="float">
            <text:p>8.8495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8.92857" calcext:value-type="float">
            <text:p>8.92857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office:value-type="float" office:value="8.92857" calcext:value-type="float">
            <text:p>8.9285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.84956" calcext:value-type="float">
            <text:p>8.8495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8.92857" calcext:value-type="float">
            <text:p>8.928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8.92857" calcext:value-type="float">
            <text:p>8.9285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.84956" calcext:value-type="float">
            <text:p>8.8495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8.92857" calcext:value-type="float">
            <text:p>8.92857</text:p>
          </table:table-cell>
          <table:table-cell table:number-columns-repeated="2"/>
        </table:table-row>
      </table:table>
      <table:table table:name="Alpha Increment l = 2500" table:style-name="ta1">
        <table:table-column table:style-name="co2" table:default-cell-style-name="Default"/>
        <table:table-column table:style-name="co2" table:number-columns-repeated="9" table:default-cell-style-name="ce1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SRAND(1), RANDOMSEED = 1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n = 100, l = 2500</text:p>
          </table:table-cell>
          <table:table-cell table:style-name="Default"/>
          <table:table-cell office:value-type="string" calcext:value-type="string">
            <text:p>BasicFFD</text:p>
          </table:table-cell>
          <table:table-cell table:number-columns-repeated="2"/>
          <table:table-cell office:value-type="string" calcext:value-type="string">
            <text:p>PairSmallest</text:p>
          </table:table-cell>
          <table:table-cell table:number-columns-repeated="2"/>
          <table:table-cell office:value-type="string" calcext:value-type="string">
            <text:p>FFDincAHCA</text:p>
          </table:table-cell>
          <table:table-cell table:number-columns-repeated="2"/>
          <table:table-cell office:value-type="string" calcext:value-type="string">
            <text:p>lower bound = 23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/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/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5" calcext:value-type="float">
            <text:p>105</text:p>
          </table:table-cell>
          <table:table-cell office:value-type="float" office:value="67" calcext:value-type="float">
            <text:p>67</text:p>
          </table:table-cell>
          <table:table-cell office:value-type="float" office:value="1.49254" calcext:value-type="float">
            <text:p>1.4925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66667" calcext:value-type="float">
            <text:p>1.66667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2" office:value-type="float" office:value="1.53846" calcext:value-type="float">
            <text:p>1.53846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office:value-type="float" office:value="1.81818" calcext:value-type="float">
            <text:p>1.8181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.27273" calcext:value-type="float">
            <text:p>2.2727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88679" calcext:value-type="float">
            <text:p>1.88679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2.27273" calcext:value-type="float">
            <text:p>2.2727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0303" calcext:value-type="float">
            <text:p>3.030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.32558" calcext:value-type="float">
            <text:p>2.32558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2.77778" calcext:value-type="float">
            <text:p>2.7777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.84615" calcext:value-type="float">
            <text:p>3.8461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.125" calcext:value-type="float">
            <text:p>3.125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3.57143" calcext:value-type="float">
            <text:p>3.5714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.16667" calcext:value-type="float">
            <text:p>4.1666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.7037" calcext:value-type="float">
            <text:p>3.7037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.16667" calcext:value-type="float">
            <text:p>4.1666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.16667" calcext:value-type="float">
            <text:p>4.16667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.16667" calcext:value-type="float">
            <text:p>4.16667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4.16667" calcext:value-type="float">
            <text:p>4.1666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.16667" calcext:value-type="float">
            <text:p>4.1666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.16667" calcext:value-type="float">
            <text:p>4.16667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4.34783" calcext:value-type="float">
            <text:p>4.3478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.16667" calcext:value-type="float">
            <text:p>4.1666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.34783" calcext:value-type="float">
            <text:p>4.3478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.34783" calcext:value-type="float">
            <text:p>4.3478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.16667" calcext:value-type="float">
            <text:p>4.1666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.34783" calcext:value-type="float">
            <text:p>4.34783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1" office:value-type="string" calcext:value-type="string">
            <text:p>n = 500, l = 2500</text:p>
          </table:table-cell>
          <table:table-cell table:style-name="Default"/>
          <table:table-cell office:value-type="string" calcext:value-type="string">
            <text:p>BasicFFD</text:p>
          </table:table-cell>
          <table:table-cell table:number-columns-repeated="2"/>
          <table:table-cell office:value-type="string" calcext:value-type="string">
            <text:p>PairSmallest</text:p>
          </table:table-cell>
          <table:table-cell table:number-columns-repeated="2"/>
          <table:table-cell office:value-type="string" calcext:value-type="string">
            <text:p>FFDincAHCA</text:p>
          </table:table-cell>
          <table:table-cell table:number-columns-repeated="2"/>
          <table:table-cell office:value-type="string" calcext:value-type="string">
            <text:p>lower bound = 117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/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/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0" calcext:value-type="float">
            <text:p>110</text:p>
          </table:table-cell>
          <table:table-cell office:value-type="float" office:value="308" calcext:value-type="float">
            <text:p>308</text:p>
          </table:table-cell>
          <table:table-cell office:value-type="float" office:value="1.62338" calcext:value-type="float">
            <text:p>1.62338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1.70648" calcext:value-type="float">
            <text:p>1.70648</text:p>
          </table:table-cell>
          <table:table-cell/>
          <table:table-cell office:value-type="float" office:value="315" calcext:value-type="float">
            <text:p>315</text:p>
          </table:table-cell>
          <table:table-cell table:style-name="ce2" office:value-type="float" office:value="1.5873" calcext:value-type="float">
            <text:p>1.5873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7" calcext:value-type="float">
            <text:p>97</text:p>
          </table:table-cell>
          <table:table-cell office:value-type="float" office:value="255" calcext:value-type="float">
            <text:p>255</text:p>
          </table:table-cell>
          <table:table-cell office:value-type="float" office:value="1.96078" calcext:value-type="float">
            <text:p>1.96078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2.28311" calcext:value-type="float">
            <text:p>2.28311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1.94553" calcext:value-type="float">
            <text:p>1.94553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8" calcext:value-type="float">
            <text:p>88</text:p>
          </table:table-cell>
          <table:table-cell office:value-type="float" office:value="215" calcext:value-type="float">
            <text:p>215</text:p>
          </table:table-cell>
          <table:table-cell office:value-type="float" office:value="2.32558" calcext:value-type="float">
            <text:p>2.32558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2.90698" calcext:value-type="float">
            <text:p>2.90698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.32558" calcext:value-type="float">
            <text:p>2.32558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9" calcext:value-type="float">
            <text:p>79</text:p>
          </table:table-cell>
          <table:table-cell office:value-type="float" office:value="176" calcext:value-type="float">
            <text:p>176</text:p>
          </table:table-cell>
          <table:table-cell office:value-type="float" office:value="2.84091" calcext:value-type="float">
            <text:p>2.8409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3.96825" calcext:value-type="float">
            <text:p>3.96825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2.87356" calcext:value-type="float">
            <text:p>2.87356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2" calcext:value-type="float">
            <text:p>72</text:p>
          </table:table-cell>
          <table:table-cell office:value-type="float" office:value="154" calcext:value-type="float">
            <text:p>154</text:p>
          </table:table-cell>
          <table:table-cell office:value-type="float" office:value="3.24675" calcext:value-type="float">
            <text:p>3.2467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4.13223" calcext:value-type="float">
            <text:p>4.1322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3.47222" calcext:value-type="float">
            <text:p>3.47222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4" calcext:value-type="float">
            <text:p>64</text:p>
          </table:table-cell>
          <table:table-cell office:value-type="float" office:value="132" calcext:value-type="float">
            <text:p>132</text:p>
          </table:table-cell>
          <table:table-cell office:value-type="float" office:value="3.78788" calcext:value-type="float">
            <text:p>3.7878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4.16667" calcext:value-type="float">
            <text:p>4.1666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4.13223" calcext:value-type="float">
            <text:p>4.13223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6" calcext:value-type="float">
            <text:p>56</text:p>
          </table:table-cell>
          <table:table-cell office:value-type="float" office:value="119" calcext:value-type="float">
            <text:p>119</text:p>
          </table:table-cell>
          <table:table-cell office:value-type="float" office:value="4.20168" calcext:value-type="float">
            <text:p>4.2016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4.16667" calcext:value-type="float">
            <text:p>4.1666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4.2735" calcext:value-type="float">
            <text:p>4.2735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6" calcext:value-type="float">
            <text:p>46</text:p>
          </table:table-cell>
          <table:table-cell office:value-type="float" office:value="117" calcext:value-type="float">
            <text:p>117</text:p>
          </table:table-cell>
          <table:table-cell office:value-type="float" office:value="4.2735" calcext:value-type="float">
            <text:p>4.273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4.16667" calcext:value-type="float">
            <text:p>4.1666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4.2735" calcext:value-type="float">
            <text:p>4.2735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" calcext:value-type="float">
            <text:p>34</text:p>
          </table:table-cell>
          <table:table-cell office:value-type="float" office:value="117" calcext:value-type="float">
            <text:p>117</text:p>
          </table:table-cell>
          <table:table-cell office:value-type="float" office:value="4.2735" calcext:value-type="float">
            <text:p>4.273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4.20168" calcext:value-type="float">
            <text:p>4.20168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4.2735" calcext:value-type="float">
            <text:p>4.27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4.2735" calcext:value-type="float">
            <text:p>4.273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4.20168" calcext:value-type="float">
            <text:p>4.20168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4.2735" calcext:value-type="float">
            <text:p>4.2735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1" office:value-type="string" calcext:value-type="string">
            <text:p>n = 1000, l = 2500</text:p>
          </table:table-cell>
          <table:table-cell table:style-name="Default"/>
          <table:table-cell office:value-type="string" calcext:value-type="string">
            <text:p>BasicFFD</text:p>
          </table:table-cell>
          <table:table-cell table:number-columns-repeated="2"/>
          <table:table-cell office:value-type="string" calcext:value-type="string">
            <text:p>PairSmallest</text:p>
          </table:table-cell>
          <table:table-cell table:number-columns-repeated="2"/>
          <table:table-cell office:value-type="string" calcext:value-type="string">
            <text:p>FFDincAHCA</text:p>
          </table:table-cell>
          <table:table-cell table:number-columns-repeated="2"/>
          <table:table-cell office:value-type="string" calcext:value-type="string">
            <text:p>lower bound = 223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/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/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1" calcext:value-type="float">
            <text:p>111</text:p>
          </table:table-cell>
          <table:table-cell office:value-type="float" office:value="621" calcext:value-type="float">
            <text:p>621</text:p>
          </table:table-cell>
          <table:table-cell office:value-type="float" office:value="1.61031" calcext:value-type="float">
            <text:p>1.61031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float" office:value="1.70068" calcext:value-type="float">
            <text:p>1.70068</text:p>
          </table:table-cell>
          <table:table-cell/>
          <table:table-cell office:value-type="float" office:value="621" calcext:value-type="float">
            <text:p>621</text:p>
          </table:table-cell>
          <table:table-cell table:style-name="ce2" office:value-type="float" office:value="1.61031" calcext:value-type="float">
            <text:p>1.61031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8" calcext:value-type="float">
            <text:p>98</text:p>
          </table:table-cell>
          <table:table-cell office:value-type="float" office:value="488" calcext:value-type="float">
            <text:p>488</text:p>
          </table:table-cell>
          <table:table-cell office:value-type="float" office:value="2.04918" calcext:value-type="float">
            <text:p>2.04918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2.36967" calcext:value-type="float">
            <text:p>2.36967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2.03252" calcext:value-type="float">
            <text:p>2.03252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9" calcext:value-type="float">
            <text:p>89</text:p>
          </table:table-cell>
          <table:table-cell office:value-type="float" office:value="411" calcext:value-type="float">
            <text:p>411</text:p>
          </table:table-cell>
          <table:table-cell office:value-type="float" office:value="2.43309" calcext:value-type="float">
            <text:p>2.43309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.09598" calcext:value-type="float">
            <text:p>3.09598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2.45098" calcext:value-type="float">
            <text:p>2.45098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0" calcext:value-type="float">
            <text:p>80</text:p>
          </table:table-cell>
          <table:table-cell office:value-type="float" office:value="341" calcext:value-type="float">
            <text:p>341</text:p>
          </table:table-cell>
          <table:table-cell office:value-type="float" office:value="2.93255" calcext:value-type="float">
            <text:p>2.9325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.0581" calcext:value-type="float">
            <text:p>3.0581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299" calcext:value-type="float">
            <text:p>299</text:p>
          </table:table-cell>
          <table:table-cell office:value-type="float" office:value="3.34448" calcext:value-type="float">
            <text:p>3.34448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4.31034" calcext:value-type="float">
            <text:p>4.31034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3.58423" calcext:value-type="float">
            <text:p>3.58423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5" calcext:value-type="float">
            <text:p>65</text:p>
          </table:table-cell>
          <table:table-cell office:value-type="float" office:value="248" calcext:value-type="float">
            <text:p>248</text:p>
          </table:table-cell>
          <table:table-cell office:value-type="float" office:value="4.03226" calcext:value-type="float">
            <text:p>4.03226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4.36681" calcext:value-type="float">
            <text:p>4.36681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.1841" calcext:value-type="float">
            <text:p>4.1841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7" calcext:value-type="float">
            <text:p>57</text:p>
          </table:table-cell>
          <table:table-cell office:value-type="float" office:value="237" calcext:value-type="float">
            <text:p>237</text:p>
          </table:table-cell>
          <table:table-cell office:value-type="float" office:value="4.21941" calcext:value-type="float">
            <text:p>4.2194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4.36681" calcext:value-type="float">
            <text:p>4.36681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4.42478" calcext:value-type="float">
            <text:p>4.42478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7" calcext:value-type="float">
            <text:p>47</text:p>
          </table:table-cell>
          <table:table-cell office:value-type="float" office:value="226" calcext:value-type="float">
            <text:p>226</text:p>
          </table:table-cell>
          <table:table-cell office:value-type="float" office:value="4.42478" calcext:value-type="float">
            <text:p>4.42478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4.38596" calcext:value-type="float">
            <text:p>4.38596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4.44444" calcext:value-type="float">
            <text:p>4.44444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" calcext:value-type="float">
            <text:p>34</text:p>
          </table:table-cell>
          <table:table-cell office:value-type="float" office:value="224" calcext:value-type="float">
            <text:p>224</text:p>
          </table:table-cell>
          <table:table-cell office:value-type="float" office:value="4.46429" calcext:value-type="float">
            <text:p>4.46429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4.38596" calcext:value-type="float">
            <text:p>4.38596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4.46429" calcext:value-type="float">
            <text:p>4.464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4.46429" calcext:value-type="float">
            <text:p>4.46429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4.38596" calcext:value-type="float">
            <text:p>4.38596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4.46429" calcext:value-type="float">
            <text:p>4.46429</text:p>
          </table:table-cell>
          <table:table-cell table:number-columns-repeated="2"/>
        </table:table-row>
      </table:table>
      <table:table table:name="Alpha Increment l = 1500" table:style-name="ta1">
        <table:table-column table:style-name="co2" table:default-cell-style-name="Default"/>
        <table:table-column table:style-name="co2" table:number-columns-repeated="9" table:default-cell-style-name="ce1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SRAND(1), RANDOMSEED = 1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n = 100, l = 1500</text:p>
          </table:table-cell>
          <table:table-cell table:style-name="Default"/>
          <table:table-cell office:value-type="string" calcext:value-type="string">
            <text:p>BasicFFD</text:p>
          </table:table-cell>
          <table:table-cell table:number-columns-repeated="2"/>
          <table:table-cell office:value-type="string" calcext:value-type="string">
            <text:p>PairSmallest</text:p>
          </table:table-cell>
          <table:table-cell table:number-columns-repeated="2"/>
          <table:table-cell office:value-type="string" calcext:value-type="string">
            <text:p>FFDincAHCA</text:p>
          </table:table-cell>
          <table:table-cell table:number-columns-repeated="2"/>
          <table:table-cell office:value-type="string" calcext:value-type="string">
            <text:p>lower bound = 39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/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/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  <table:table-cell office:value-type="float" office:value="1.35135" calcext:value-type="float">
            <text:p>1.3513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.5625" calcext:value-type="float">
            <text:p>1.5625</text:p>
          </table:table-cell>
          <table:table-cell/>
          <table:table-cell office:value-type="float" office:value="74" calcext:value-type="float">
            <text:p>74</text:p>
          </table:table-cell>
          <table:table-cell table:style-name="ce2" office:value-type="float" office:value="1.35135" calcext:value-type="float">
            <text:p>1.35135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1.63934" calcext:value-type="float">
            <text:p>1.6393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96078" calcext:value-type="float">
            <text:p>1.9607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.63934" calcext:value-type="float">
            <text:p>1.63934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1.92308" calcext:value-type="float">
            <text:p>1.9230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.08333" calcext:value-type="float">
            <text:p>2.0833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92308" calcext:value-type="float">
            <text:p>1.92308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2.04082" calcext:value-type="float">
            <text:p>2.0408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.17391" calcext:value-type="float">
            <text:p>2.1739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.22222" calcext:value-type="float">
            <text:p>2.22222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.27273" calcext:value-type="float">
            <text:p>2.2727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.27273" calcext:value-type="float">
            <text:p>2.2727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.38095" calcext:value-type="float">
            <text:p>2.38095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2.38095" calcext:value-type="float">
            <text:p>2.3809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.27273" calcext:value-type="float">
            <text:p>2.2727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.43902" calcext:value-type="float">
            <text:p>2.4390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.32558" calcext:value-type="float">
            <text:p>2.3255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.32558" calcext:value-type="float">
            <text:p>2.3255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.5641" calcext:value-type="float">
            <text:p>2.5641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.5641" calcext:value-type="float">
            <text:p>2.564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.32558" calcext:value-type="float">
            <text:p>2.3255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.5641" calcext:value-type="float">
            <text:p>2.56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.5641" calcext:value-type="float">
            <text:p>2.564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.38095" calcext:value-type="float">
            <text:p>2.3809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.5641" calcext:value-type="float">
            <text:p>2.5641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1" office:value-type="string" calcext:value-type="string">
            <text:p>n = 500, l = 1500</text:p>
          </table:table-cell>
          <table:table-cell table:style-name="Default"/>
          <table:table-cell office:value-type="string" calcext:value-type="string">
            <text:p>BasicFFD</text:p>
          </table:table-cell>
          <table:table-cell table:number-columns-repeated="2"/>
          <table:table-cell office:value-type="string" calcext:value-type="string">
            <text:p>PairSmallest</text:p>
          </table:table-cell>
          <table:table-cell table:number-columns-repeated="2"/>
          <table:table-cell office:value-type="string" calcext:value-type="string">
            <text:p>FFDincAHCA</text:p>
          </table:table-cell>
          <table:table-cell table:number-columns-repeated="2"/>
          <table:table-cell office:value-type="string" calcext:value-type="string">
            <text:p>lower bound = 194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/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/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0" calcext:value-type="float">
            <text:p>110</text:p>
          </table:table-cell>
          <table:table-cell office:value-type="float" office:value="336" calcext:value-type="float">
            <text:p>336</text:p>
          </table:table-cell>
          <table:table-cell office:value-type="float" office:value="1.4881" calcext:value-type="float">
            <text:p>1.4881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1.58228" calcext:value-type="float">
            <text:p>1.58228</text:p>
          </table:table-cell>
          <table:table-cell/>
          <table:table-cell office:value-type="float" office:value="341" calcext:value-type="float">
            <text:p>341</text:p>
          </table:table-cell>
          <table:table-cell table:style-name="ce2" office:value-type="float" office:value="1.46628" calcext:value-type="float">
            <text:p>1.46628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7" calcext:value-type="float">
            <text:p>97</text:p>
          </table:table-cell>
          <table:table-cell office:value-type="float" office:value="287" calcext:value-type="float">
            <text:p>287</text:p>
          </table:table-cell>
          <table:table-cell office:value-type="float" office:value="1.74216" calcext:value-type="float">
            <text:p>1.74216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.88679" calcext:value-type="float">
            <text:p>1.88679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1.7301" calcext:value-type="float">
            <text:p>1.7301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8" calcext:value-type="float">
            <text:p>88</text:p>
          </table:table-cell>
          <table:table-cell office:value-type="float" office:value="258" calcext:value-type="float">
            <text:p>258</text:p>
          </table:table-cell>
          <table:table-cell office:value-type="float" office:value="1.93798" calcext:value-type="float">
            <text:p>1.93798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2.14592" calcext:value-type="float">
            <text:p>2.14592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1.9305" calcext:value-type="float">
            <text:p>1.9305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9" calcext:value-type="float">
            <text:p>79</text:p>
          </table:table-cell>
          <table:table-cell office:value-type="float" office:value="231" calcext:value-type="float">
            <text:p>231</text:p>
          </table:table-cell>
          <table:table-cell office:value-type="float" office:value="2.1645" calcext:value-type="float">
            <text:p>2.164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.27273" calcext:value-type="float">
            <text:p>2.27273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2.14592" calcext:value-type="float">
            <text:p>2.14592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2" calcext:value-type="float">
            <text:p>72</text:p>
          </table:table-cell>
          <table:table-cell office:value-type="float" office:value="211" calcext:value-type="float">
            <text:p>211</text:p>
          </table:table-cell>
          <table:table-cell office:value-type="float" office:value="2.36967" calcext:value-type="float">
            <text:p>2.36967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.32558" calcext:value-type="float">
            <text:p>2.32558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.36967" calcext:value-type="float">
            <text:p>2.36967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4" calcext:value-type="float">
            <text:p>64</text:p>
          </table:table-cell>
          <table:table-cell office:value-type="float" office:value="201" calcext:value-type="float">
            <text:p>201</text:p>
          </table:table-cell>
          <table:table-cell office:value-type="float" office:value="2.48756" calcext:value-type="float">
            <text:p>2.48756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2.39234" calcext:value-type="float">
            <text:p>2.39234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.53807" calcext:value-type="float">
            <text:p>2.53807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6" calcext:value-type="float">
            <text:p>56</text:p>
          </table:table-cell>
          <table:table-cell office:value-type="float" office:value="196" calcext:value-type="float">
            <text:p>196</text:p>
          </table:table-cell>
          <table:table-cell office:value-type="float" office:value="2.55102" calcext:value-type="float">
            <text:p>2.55102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2.43902" calcext:value-type="float">
            <text:p>2.43902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2.55102" calcext:value-type="float">
            <text:p>2.55102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6" calcext:value-type="float">
            <text:p>46</text:p>
          </table:table-cell>
          <table:table-cell office:value-type="float" office:value="196" calcext:value-type="float">
            <text:p>196</text:p>
          </table:table-cell>
          <table:table-cell office:value-type="float" office:value="2.55102" calcext:value-type="float">
            <text:p>2.55102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.45098" calcext:value-type="float">
            <text:p>2.45098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2.55102" calcext:value-type="float">
            <text:p>2.55102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" calcext:value-type="float">
            <text:p>34</text:p>
          </table:table-cell>
          <table:table-cell office:value-type="float" office:value="196" calcext:value-type="float">
            <text:p>196</text:p>
          </table:table-cell>
          <table:table-cell office:value-type="float" office:value="2.55102" calcext:value-type="float">
            <text:p>2.5510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2.46305" calcext:value-type="float">
            <text:p>2.46305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2.55102" calcext:value-type="float">
            <text:p>2.551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.55102" calcext:value-type="float">
            <text:p>2.5510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2.46305" calcext:value-type="float">
            <text:p>2.46305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2.55102" calcext:value-type="float">
            <text:p>2.55102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1" office:value-type="string" calcext:value-type="string">
            <text:p>n = 1000, l = 1500</text:p>
          </table:table-cell>
          <table:table-cell table:style-name="Default"/>
          <table:table-cell office:value-type="string" calcext:value-type="string">
            <text:p>BasicFFD</text:p>
          </table:table-cell>
          <table:table-cell table:number-columns-repeated="2"/>
          <table:table-cell office:value-type="string" calcext:value-type="string">
            <text:p>PairSmallest</text:p>
          </table:table-cell>
          <table:table-cell table:number-columns-repeated="2"/>
          <table:table-cell office:value-type="string" calcext:value-type="string">
            <text:p>FFDincAHCA</text:p>
          </table:table-cell>
          <table:table-cell table:number-columns-repeated="2"/>
          <table:table-cell office:value-type="string" calcext:value-type="string">
            <text:p>lower bound = 371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/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/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1" calcext:value-type="float">
            <text:p>111</text:p>
          </table:table-cell>
          <table:table-cell office:value-type="float" office:value="671" calcext:value-type="float">
            <text:p>671</text:p>
          </table:table-cell>
          <table:table-cell office:value-type="float" office:value="1.49031" calcext:value-type="float">
            <text:p>1.49031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.6129" calcext:value-type="float">
            <text:p>1.6129</text:p>
          </table:table-cell>
          <table:table-cell/>
          <table:table-cell office:value-type="float" office:value="673" calcext:value-type="float">
            <text:p>673</text:p>
          </table:table-cell>
          <table:table-cell table:style-name="ce2" office:value-type="float" office:value="1.48588" calcext:value-type="float">
            <text:p>1.48588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8" calcext:value-type="float">
            <text:p>98</text:p>
          </table:table-cell>
          <table:table-cell office:value-type="float" office:value="562" calcext:value-type="float">
            <text:p>562</text:p>
          </table:table-cell>
          <table:table-cell office:value-type="float" office:value="1.77936" calcext:value-type="float">
            <text:p>1.77936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1.94932" calcext:value-type="float">
            <text:p>1.94932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1.76678" calcext:value-type="float">
            <text:p>1.76678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9" calcext:value-type="float">
            <text:p>89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2.20264" calcext:value-type="float">
            <text:p>2.20264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1.98413" calcext:value-type="float">
            <text:p>1.98413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0" calcext:value-type="float">
            <text:p>80</text:p>
          </table:table-cell>
          <table:table-cell office:value-type="float" office:value="443" calcext:value-type="float">
            <text:p>443</text:p>
          </table:table-cell>
          <table:table-cell office:value-type="float" office:value="2.25734" calcext:value-type="float">
            <text:p>2.25734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2.39234" calcext:value-type="float">
            <text:p>2.39234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2.28833" calcext:value-type="float">
            <text:p>2.28833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12" calcext:value-type="float">
            <text:p>412</text:p>
          </table:table-cell>
          <table:table-cell office:value-type="float" office:value="2.42718" calcext:value-type="float">
            <text:p>2.42718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2.53807" calcext:value-type="float">
            <text:p>2.53807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2.44499" calcext:value-type="float">
            <text:p>2.44499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5" calcext:value-type="float">
            <text:p>65</text:p>
          </table:table-cell>
          <table:table-cell office:value-type="float" office:value="389" calcext:value-type="float">
            <text:p>389</text:p>
          </table:table-cell>
          <table:table-cell office:value-type="float" office:value="2.57069" calcext:value-type="float">
            <text:p>2.57069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2.57069" calcext:value-type="float">
            <text:p>2.5706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.60417" calcext:value-type="float">
            <text:p>2.60417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7" calcext:value-type="float">
            <text:p>57</text:p>
          </table:table-cell>
          <table:table-cell office:value-type="float" office:value="381" calcext:value-type="float">
            <text:p>381</text:p>
          </table:table-cell>
          <table:table-cell office:value-type="float" office:value="2.62467" calcext:value-type="float">
            <text:p>2.62467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2.57732" calcext:value-type="float">
            <text:p>2.57732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2.6455" calcext:value-type="float">
            <text:p>2.6455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7" calcext:value-type="float">
            <text:p>47</text:p>
          </table:table-cell>
          <table:table-cell office:value-type="float" office:value="377" calcext:value-type="float">
            <text:p>377</text:p>
          </table:table-cell>
          <table:table-cell office:value-type="float" office:value="2.65252" calcext:value-type="float">
            <text:p>2.65252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2.57732" calcext:value-type="float">
            <text:p>2.57732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2.65957" calcext:value-type="float">
            <text:p>2.65957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" calcext:value-type="float">
            <text:p>34</text:p>
          </table:table-cell>
          <table:table-cell office:value-type="float" office:value="375" calcext:value-type="float">
            <text:p>375</text:p>
          </table:table-cell>
          <table:table-cell office:value-type="float" office:value="2.66667" calcext:value-type="float">
            <text:p>2.66667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2.57732" calcext:value-type="float">
            <text:p>2.57732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2.66667" calcext:value-type="float">
            <text:p>2.666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2.66667" calcext:value-type="float">
            <text:p>2.66667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2.57732" calcext:value-type="float">
            <text:p>2.57732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2.66667" calcext:value-type="float">
            <text:p>2.666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4:37:06.585995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1:56:49.419680686</meta:creation-date>
    <dc:date>2018-03-20T18:14:44.267088120</dc:date>
    <meta:editing-duration>PT1H9M1S</meta:editing-duration>
    <meta:editing-cycles>23</meta:editing-cycles>
    <meta:generator>LibreOffice/5.1.6.2$Linux_X86_64 LibreOffice_project/10m0$Build-2</meta:generator>
    <meta:document-statistic meta:table-count="4" meta:cell-count="1275" meta:object-count="0"/>
  </office:meta>
</office:document-meta>
</file>